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table>
            <mtr>
              <mtd>
                <mrow>
                  <mi/>
                </mrow>
              </mtd>
              <mtd>
                <mrow>
                  <mfrac>
                    <mo stretchy="false">π</mo>
                    <mn>6</mn>
                  </mfrac>
                </mrow>
              </mtd>
              <mtd>
                <mrow>
                  <mfrac>
                    <mo stretchy="false">π</mo>
                    <mn>4</mn>
                  </mfrac>
                </mrow>
              </mtd>
              <mtd>
                <mrow>
                  <mfrac>
                    <mo stretchy="false">π</mo>
                    <mn>3</mn>
                  </mfrac>
                </mrow>
              </mtd>
            </mtr>
            <mtr>
              <mtd>
                <mrow>
                  <mi>cos</mi>
                </mrow>
              </mtd>
              <mtd>
                <mrow>
                  <mfrac>
                    <msqrt>
                      <mn>3</mn>
                    </msqrt>
                    <mn>2</mn>
                  </mfrac>
                </mrow>
              </mtd>
              <mtd>
                <mrow>
                  <mfrac>
                    <msqrt>
                      <mn>2</mn>
                    </msqrt>
                    <mn>2</mn>
                  </mfrac>
                </mrow>
              </mtd>
              <mtd>
                <mrow>
                  <mfrac>
                    <mn>1</mn>
                    <mn>2</mn>
                  </mfrac>
                </mrow>
              </mtd>
            </mtr>
            <mtr>
              <mtd>
                <mrow>
                  <mi>sin</mi>
                </mrow>
              </mtd>
              <mtd>
                <mrow>
                  <mfrac>
                    <mn>1</mn>
                    <mn>2</mn>
                  </mfrac>
                </mrow>
              </mtd>
              <mtd>
                <mrow>
                  <mfrac>
                    <msqrt>
                      <mn>2</mn>
                    </msqrt>
                    <mn>2</mn>
                  </mfrac>
                </mrow>
              </mtd>
              <mtd>
                <mrow>
                  <mfrac>
                    <msqrt>
                      <mn>3</mn>
                    </msqrt>
                    <mn>2</mn>
                  </mfrac>
                </mrow>
              </mtd>
            </mtr>
            <mtr>
              <mtd>
                <mrow>
                  <mi>tan</mi>
                </mrow>
              </mtd>
              <mtd>
                <mrow>
                  <msqrt>
                    <mn>3</mn>
                  </msqrt>
                </mrow>
              </mtd>
              <mtd>
                <mrow>
                  <mn>1</mn>
                </mrow>
              </mtd>
              <mtd>
                <mrow>
                  <msqrt>
                    <mn>3</mn>
                  </msqrt>
                </mrow>
              </mtd>
            </mtr>
            <mtr>
              <mtd>
                <mrow>
                  <mi>cot</mi>
                </mrow>
              </mtd>
              <mtd>
                <mrow>
                  <mfrac>
                    <msqrt>
                      <mn>3</mn>
                    </msqrt>
                    <mn>3</mn>
                  </mfrac>
                </mrow>
              </mtd>
              <mtd>
                <mrow>
                  <mn>1</mn>
                </mrow>
              </mtd>
              <mtd>
                <mrow>
                  <mfrac>
                    <msqrt>
                      <mn>3</mn>
                    </msqrt>
                    <mn>3</mn>
                  </mfrac>
                </mrow>
              </mtd>
            </mtr>
            <mtr>
              <mtd>
                <mrow>
                  <mi mathvariant="italic">sec</mi>
                </mrow>
              </mtd>
              <mtd>
                <mrow>
                  <mn>2</mn>
                  <mfrac>
                    <msqrt>
                      <mn>3</mn>
                    </msqrt>
                    <mn>3</mn>
                  </mfrac>
                </mrow>
              </mtd>
              <mtd>
                <mrow>
                  <mn>2</mn>
                  <mfrac>
                    <msqrt>
                      <mn>2</mn>
                    </msqrt>
                    <mn>2</mn>
                  </mfrac>
                </mrow>
              </mtd>
              <mtd>
                <mrow>
                  <mn>2</mn>
                </mrow>
              </mtd>
            </mtr>
            <mtr>
              <mtd>
                <mrow>
                  <mi mathvariant="italic">csc</mi>
                </mrow>
              </mtd>
              <mtd>
                <mrow>
                  <mn>2</mn>
                </mrow>
              </mtd>
              <mtd>
                <mrow>
                  <mn>2</mn>
                  <mfrac>
                    <msqrt>
                      <mn>2</mn>
                    </msqrt>
                    <mn>2</mn>
                  </mfrac>
                </mrow>
              </mtd>
              <mtd>
                <mrow>
                  <mn>2</mn>
                  <mfrac>
                    <msqrt>
                      <mn>3</mn>
                    </msqrt>
                    <mn>3</mn>
                  </mfrac>
                </mrow>
              </mtd>
            </mtr>
          </mtable>
        </mrow>
      </mfenced>
    </mrow>
    <annotation encoding="StarMath 5.0">left( matrix{  
~ # %pi over 6 # %pi over 4 # %pi over 3
## cos # sqrt 3 over 2 # sqrt 2 over 2 # 1 over 2 
## sin # 1 over 2 # sqrt 2 over 2 # sqrt 3 over 2
## tan # sqrt 3 # 1 # sqrt 3
## cot # sqrt 3 over 3 # 1 # sqrt 3 over 3
## sec # 2 sqrt 3 over 3 # 2 sqrt 2 over 2 # 2
## csc # 2 # 2 sqrt 2 over 2 # 2 sqrt 3 over 3
}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2:20:38</meta:creation-date>
    <meta:generator>LibreOffice/3.5$Linux_x86 LibreOffice_project/350m1$Build-2</meta:generator>
  </office:meta>
</office:document-meta>
</file>